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1f6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 des Matières ▼ SuperColliderBrowseSearchIndexes<text:line-break/>SuperColliderBrowseSearchIndexes ▼<text:line-break/>Tutoriels/Démarrage | Tutoriels &gt; Démarrage</text:p>
      <text:p text:style-name="P1"/>
      <text:p text:style-name="P1">02. Premiers pas</text:p>
      <text:p text:style-name="P1"><text:line-break/>Débuter avec SuperCollider<text:line-break/>Voir aussi : 00. Premiers pas avec SC<text:line-break/>NOTE : Ce document est écrit de manière à pouvoir être utilisé sur tous les systèmes supportés, en ayant à l'esprit avant tout macOS, en utilisant l'application SuperCollider.app (SCapp). Certaines fonctionnalités, par exemple les commandes de menu, sont spécifiques à une plate-forme, mais les principes s'appliquent à toutes les plates-formes. Voir le fichier d'aide Raccourcis clavier pour les commandes clés lors de l'utilisation d'autres outils tels que les éditeurs améliorés SC, par exemple sur les plates-formes Linux.<text:line-break/>Bonjour le monde, je suis SuperCollider<text:line-break/>Lors de l'apprentissage d'un nouveau langage de programmation, il est de coutume de commencer par un programme simple appelé "Hello World". Ce programme imprime simplement le texte "Hello World" à l'endroit où il imprime du texte. Dans SC, c'est un endroit appelé la fenêtre d'affichage. La fenêtre post est celle qui s'est ouverte lorsque vous avez démarré SC pour la première fois, et un tas de choses y ont été imprimées qui ressemblent à ceci :<text:line-break/>init_OSC<text:line-break/>compilation de la bibliothèque de classe..<text:line-break/> <text:s text:c="3"/>NumPrimitives = 587<text:line-break/> <text:s text:c="3"/>répertoire de compilation : '/Applications/SC3/SCClassLibrary'<text:line-break/> <text:s text:c="3"/>passe 1 fait<text:line-break/> <text:s text:c="3"/>Taille de la table des méthodes 3764776 octets<text:line-break/> <text:s text:c="3"/>Nombre de sélecteurs de méthodes 3184<text:line-break/> <text:s text:c="3"/>Nombre de classes 1814<text:line-break/> <text:s text:c="3"/>Nombre de symboles 7595<text:line-break/> <text:s text:c="3"/>Taille du code en octets 180973<text:line-break/> <text:s text:c="3"/>compilation de 296 fichiers en 1,34 secondes<text:line-break/>compilation terminée<text:line-break/>RESULTAT = 256<text:line-break/>Arbre de classe initié en 0,14 seconde<text:line-break/>Ne vous préoccupez pas trop de ce que tout cela signifie pour l'instant, gardez simplement à l'esprit que c'est là que SC vous enverra des informations. C'est également là que nous obtiendrons le résultat de notre programme Hello World, que vous pouvez voir ci-dessous :<text:line-break/>"Hello World !".postln ;<text:line-break/>Pour l'exécuter, il suffit de cliquer pour placer le curseur quelque part sur la même ligne que le code, puis d'appuyer sur Shift-Enter (Shift-Return sur macOS). Essayez maintenant.<text:line-break/><text:line-break/>Si tout s'est bien passé, vous devriez voir ceci dans la fenêtre de post.<text:line-break/>Hello World !<text:line-break/>-&gt; Hello World !<text:line-break/>Vous pouvez également sélectionner le code que vous souhaitez exécuter (en cliquant sur le texte et en le faisant glisser jusqu'à ce qu'il soit mis en surbrillance), puis appuyer sur Ctrl-Entrée (Cmd-Retour sur macOS). Essayez-le maintenant.<text:line-break/><text:line-break/>Examinons maintenant le code de plus près. La première partie, "Hello World !", est une sorte d'objet, appelé chaîne de caractères. Un objet est essentiellement une façon de représenter quelque chose dans l'ordinateur, par exemple un morceau de texte ou un oscillateur, qui vous permet de le contrôler et de lui envoyer des messages. Nous y reviendrons plus tard, mais pour l'instant, il suffit <text:soft-page-break/>de comprendre qu'une chaîne est une façon de représenter un morceau de texte.<text:line-break/><text:line-break/>Le deuxième bit, .postln ;, dit "imprimez-moi (ou une description significative de moi) dans la fenêtre post". N'oubliez pas postln, c'est votre ami. Vous pouvez l'appliquer à presque n'importe quoi dans SC et obtenir quelque chose de significatif en retour. Cela peut s'avérer très pratique lorsque vous recherchez des bogues dans votre code.<text:line-break/><text:line-break/>Pourquoi cela s'est-il imprimé deux fois ? Eh bien, lorsque vous exécutez du code dans SC, il affiche toujours le résultat du dernier morceau de code (la dernière instruction). Il imprime donc d'abord parce que nous lui avons explicitement demandé d'imprimer, puis il imprime le résultat de cette opération, qui se trouve être la même dans ce cas.<text:line-break/><text:line-break/>Dans ce cas, nous n'avons donc pas vraiment besoin du bit postln. Mais dans l'exemple suivant, nous en aurions besoin. Sélectionnez les deux lignes de texte en cliquant dessus et en les faisant glisser, puis exécutez, c'est-à-dire appuyez sur Ctrl-Entrée (Cmd-Retour sur macOS).<text:line-break/>"Bonjour, je suis SuperCollider !".postln ;<text:line-break/>Bonjour, je suis SuperCollider !".postln ; "Hello World !".postln ;<text:line-break/>La première ligne, "Hello there, I'm SuperCollider !", ne se serait pas imprimée si nous n'avions pas eu le postln explicite.<text:line-break/><text:line-break/>En général, lorsque vous devez exécuter plusieurs lignes de code en même temps, elles sont entourées de parenthèses, comme dans l'exemple ci-dessous. Vous pouvez placer votre curseur n'importe où dans cette région (ou sur la ligne des parenthèses sous macOS), puis double-cliquer et appuyer sur Ctrl-Entrée ou Shift-Entrée (Cmd-Return ou Shift-Return sous macOS) - cela sélectionne toute la région et l'exécute. Essayez-le dans l'exemple ci-dessous.<text:line-break/>(<text:line-break/>"Appelez-moi".postln ;<text:line-break/>"Ishmael.".postln ;<text:line-break/>)<text:line-break/>Un double clic à l'intérieur d'une paire de parenthèses peut ne pas sélectionner toute la région sur tous les systèmes, notamment sur les Mac modernes. Sur certains, il se peut qu'il ne sélectionne que le mot doublement cliqué. Il peut donc être utile de prendre l'habitude de s'en tenir à une technique particulière. Par exemple, vérifiez toujours que vous avez sélectionné tout le code voulu, quelle que soit la technique de sélection, avant d'appuyer sur Ctrl-Enter ou Shift-Enter (Cmd-Return ou Shift-Enter sur macOS). Ensuite, adoptez la technique qui vous convient le mieux. Faites des essais pour savoir comment votre système se comporte.<text:line-break/><text:line-break/>Lorsque le code n'est pas entouré de parenthèses, il est généralement destiné à être exécuté une ligne à la fois. Vous pouvez placer votre curseur n'importe où dans une ligne de code et appuyer sur Ctrl-Enter ou Shift-Enter (Cmd-Return ou Shift-Return sur macOS) - cela sélectionne la ligne entière et l'exécute.<text:line-break/><text:line-break/>Notez que chaque ligne du bloc de code se termine par un point-virgule. C'est très important lorsque l'on exécute plusieurs lignes de code. Essayez ce qui se passe lorsque vous exécutez la variante suivante du code presque identique.<text:line-break/>(<text:line-break/>"Call me ?".postln<text:line-break/>"Ishmael.".postln ;<text:line-break/>)<text:line-break/>L'exécution du code ci-dessus entraîne une "erreur d'analyse". Avec une erreur de ce type, le point dans le message d'erreur vous indique l'endroit où SC a rencontré un problème. Ici, il apparaît juste après "Ishmael".<text:line-break/><text:soft-page-break/>ERROR : syntax error, unexpected STRING, expecting DOTDOT or ':' or ',' or ')'<text:line-break/>dans le texte interprété<text:line-break/>ligne 3 char 10 :<text:line-break/><text:line-break/>"Ishmael.".postln ;<text:line-break/>^^^^^^^^^<text:line-break/>)<text:line-break/>En général, le problème survient un peu avant, c'est donc là qu'il faut chercher. Dans ce cas, il s'agit de l'absence de point-virgule à la fin de la ligne précédente. Notez que chaque ligne de code se termine normalement par un point-virgule. C'est ainsi que l'on sépare les lignes de code dans SC. Comme nous n'avons pas de point-virgule entre les deux lignes, nous avons obtenu une erreur.<text:line-break/><text:line-break/>Notez également que le fait d'avoir un point-virgule supplémentaire à la toute fin du dernier morceau de code ne nuit pas et est toléré par SC pour des raisons de commodité.<text:line-break/><text:line-break/>Quelques remarques supplémentaires à propos de la fenêtre d'affichage. Il est très utile de pouvoir la voir, mais elle peut parfois être cachée derrière d'autres fenêtres. Vous pouvez la faire apparaître à tout moment en appuyant sur Cmd-\.<text:line-break/><text:line-break/>Dans d'autres cas, la fenêtre d'affichage devient pleine de texte et difficile à lire. Vous pouvez l'effacer à tout moment en appuyant sur Ctrl-Maj-P (Cmd-Maj-P sur macOS).<text:line-break/><text:line-break/>Le monde selon SuperCollider<text:line-break/>SuperCollider est en fait constitué de trois programmes :<text:line-break/><text:line-break/>L'éditeur de texte que vous regardez (également appelé IDE ou Environnement de Développement Intégré),<text:line-break/>le langage (sclang ou l'application "client"),<text:line-break/>et le serveur, qui effectue la synthèse et le calcul de l'audio.<text:line-break/>La partie sclang est un langage de programmation sophistiqué avec des fonctionnalités intéressantes pour la construction d'interfaces utilisateur graphiques (GUI) ; et la partie serveur est une application en ligne de commande UNIX mince, moyenne et efficace (ce qui signifie qu'elle s'exécute sans aucune représentation GUI).<text:line-break/><text:line-break/>Ils communiquent par le biais d'un protocole appelé OSC (Open Sound Control), via UDP (User Datagram Protocol) ou TCP (Transmission Control Protocol), qui sont des protocoles de réseau également utilisés sur l'internet. Étant donné que le client et le serveur communiquent de cette manière, les projets les plus avancés peuvent les faire fonctionner sur des ordinateurs distincts pour des raisons de performance. En fait, il est même possible qu'ils fonctionnent dans différentes parties du monde ! Cependant, ce n'est pas parce que ces deux applications communiquent à l'aide de protocoles internet communs qu'elles doivent être connectées à l'internet ou installées sur des ordinateurs différents. La plupart du temps, elles fonctionneront sur le même ordinateur et l'aspect "réseau" sera relativement transparent pour vous. Surtout lorsque vous commencez à travailler.<text:line-break/><text:line-break/>Vous ne pouvez communiquer avec le serveur qu'en utilisant des messages OSC sur le réseau, mais heureusement, l'application langage possède de nombreux objets puissants qui représentent les choses sur le serveur et vous permettent de les contrôler facilement et élégamment. Il est essentiel de comprendre comment cela fonctionne exactement pour travailler efficacement avec SC, c'est pourquoi nous allons en parler plus en détail.<text:line-break/><text:line-break/>Mais d'abord, amusons-nous un peu et faisons du son !<text:line-break/><text:line-break/><text:soft-page-break/>Pour plus d'informations, voir<text:line-break/><text:line-break/>Comment utiliser l'interpréteur, Littéraux, Chaînes, Client vs Serveur, Architecture du serveur<text:line-break/><text:line-break/>Exercice suggéré<text:line-break/>Ouvrez un nouvel onglet ou une nouvelle fenêtre en appuyant sur Ctrl-N (Cmd-N sur macOS) ou en choisissant "Nouveau" dans le menu Fichier. Enregistrez le document en lui donnant un nom tel que "Mon premier code SC.scd". Notez que vous devez toujours utiliser l'extension '.scd' pour les fichiers contenant du code SC. Copiez certains des exemples de code ci-dessus et collez-les dans le nouveau document en utilisant Ctrl-C et Ctrl-V (Cmd-C et Cmd-V sur macOS) ou en utilisant les éléments du menu Edition pour copier et coller.<text:line-break/><text:line-break/>SC vous permettra d'éditer les fichiers d'aide et la documentation, c'est donc toujours une bonne idée de copier le texte avant de le modifier pour éviter d'enregistrer accidentellement des fichiers d'aide modifiés !<text:line-break/><text:line-break/>Essayez de modifier le texte entre les guillemets pour imprimer différentes choses dans la fenêtre d'affichage. Faites-le avec des blocs de texte entre parenthèses et des lignes simples.<text:line-break/><text:line-break/>____________________<text:line-break/><text:line-break/>Ce document fait partie du tutoriel Premiers pas avec SuperCollider.<text:line-break/><text:line-break/>Cliquez ici pour passer à la section suivante : 03. Démarrez vos moteurs<text:line-break/><text:line-break/>Cliquez ici pour revenir à la table des matières : 00. Démarrer avec SC<text:line-break/><text:line-break/>Source du fichier d'aide : C:\NProgram Files\NSuperCollider-3.13.0\NHelpSource\NTutorial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3T21:56:32.002000000</meta:creation-date>
    <dc:date>2023-12-13T22:12:31.213000000</dc:date>
    <meta:editing-duration>PT15M59S</meta:editing-duration>
    <meta:editing-cycles>1</meta:editing-cycles>
    <meta:document-statistic meta:table-count="0" meta:image-count="0" meta:object-count="0" meta:page-count="4" meta:paragraph-count="3" meta:word-count="1649" meta:character-count="10707" meta:non-whitespace-character-count="8997"/>
    <meta:generator>LibreOffice/7.6.2.1$Windows_X86_64 LibreOffice_project/56f7684011345957bbf33a7ee678afaf4d2ba333</meta:generator>
  </office:meta>
</office:document-meta>
</file>